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ew way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2-Norm in aggregat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x-norm in aggregate</text:p>
          </table:table-cell>
          <table:table-cell office:value-type="string" calcext:value-type="string">
            <text:p>Reduction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5188" calcext:value-type="float">
            <text:p>0.045188</text:p>
          </table:table-cell>
          <table:table-cell/>
          <table:table-cell office:value-type="float" office:value="0.0225923" calcext:value-type="float">
            <text:p>0.022592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92162" calcext:value-type="float">
            <text:p>0.00992162</text:p>
          </table:table-cell>
          <table:table-cell table:formula="of:=[.B3]/[.B4]" office:value-type="float" office:value="4.55449815655105" calcext:value-type="float">
            <text:p>4.5544981566</text:p>
          </table:table-cell>
          <table:table-cell office:value-type="float" office:value="0.00350669" calcext:value-type="float">
            <text:p>0.00350669</text:p>
          </table:table-cell>
          <table:table-cell table:formula="of:=[.D3]/[.D4]" office:value-type="float" office:value="6.44262823346232" calcext:value-type="float">
            <text:p>6.4426282335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420089" calcext:value-type="float">
            <text:p>0.00420089</text:p>
          </table:table-cell>
          <table:table-cell table:formula="of:=[.B4]/[.B5]" office:value-type="float" office:value="2.36179000164251" calcext:value-type="float">
            <text:p>2.3617900016</text:p>
          </table:table-cell>
          <table:table-cell office:value-type="float" office:value="0.00104921" calcext:value-type="float">
            <text:p>0.00104921</text:p>
          </table:table-cell>
          <table:table-cell table:formula="of:=[.D4]/[.D5]" office:value-type="float" office:value="3.34221938410804" calcext:value-type="float">
            <text:p>3.3422193841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523835" calcext:value-type="float">
            <text:p>0.00523835</text:p>
          </table:table-cell>
          <table:table-cell table:formula="of:=[.B5]/[.B6]" office:value-type="float" office:value="0.801949087021677" calcext:value-type="float">
            <text:p>0.801949087</text:p>
          </table:table-cell>
          <table:table-cell office:value-type="float" office:value="0.000924726" calcext:value-type="float">
            <text:p>0.000924726</text:p>
          </table:table-cell>
          <table:table-cell table:formula="of:=[.D5]/[.D6]" office:value-type="float" office:value="1.13461717308695" calcext:value-type="float">
            <text:p>1.1346171731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Old Way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2-Norm in aggregat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x-norm in aggregate</text:p>
          </table:table-cell>
          <table:table-cell office:value-type="string" calcext:value-type="string">
            <text:p>Reduction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58876" calcext:value-type="float">
            <text:p>0.0458876</text:p>
          </table:table-cell>
          <table:table-cell/>
          <table:table-cell office:value-type="float" office:value="0.0229315" calcext:value-type="float">
            <text:p>0.022931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71006" calcext:value-type="float">
            <text:p>0.00971006</text:p>
          </table:table-cell>
          <table:table-cell table:formula="of:=[.B11]/[.B12]" office:value-type="float" office:value="4.72577924338264" calcext:value-type="float">
            <text:p>4.7257792434</text:p>
          </table:table-cell>
          <table:table-cell office:value-type="float" office:value="0.00342926" calcext:value-type="float">
            <text:p>0.00342926</text:p>
          </table:table-cell>
          <table:table-cell table:formula="of:=[.D11]/[.D12]" office:value-type="float" office:value="6.68701119191896" calcext:value-type="float">
            <text:p>6.6870111919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184967" calcext:value-type="float">
            <text:p>0.00184967</text:p>
          </table:table-cell>
          <table:table-cell table:formula="of:=[.B12]/[.B13]" office:value-type="float" office:value="5.24961749933772" calcext:value-type="float">
            <text:p>5.2496174993</text:p>
          </table:table-cell>
          <table:table-cell office:value-type="float" office:value="0.00046197" calcext:value-type="float">
            <text:p>0.00046197</text:p>
          </table:table-cell>
          <table:table-cell table:formula="of:=[.D12]/[.D13]" office:value-type="float" office:value="7.42312271359612" calcext:value-type="float">
            <text:p>7.423122713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033385" calcext:value-type="float">
            <text:p>0.00033385</text:p>
          </table:table-cell>
          <table:table-cell table:formula="of:=[.B13]/[.B14]" office:value-type="float" office:value="5.54042234536469" calcext:value-type="float">
            <text:p>5.5404223454</text:p>
          </table:table-cell>
          <table:table-cell table:style-name="ce3" office:value-type="float" office:value="0.0000589658" calcext:value-type="float">
            <text:p>5.90E-05</text:p>
          </table:table-cell>
          <table:table-cell table:formula="of:=[.D13]/[.D14]" office:value-type="float" office:value="7.83454137822263" calcext:value-type="float">
            <text:p>7.834541378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x=128</text:p>
          </table:table-cell>
          <table:table-cell table:style-name="ce3" office:value-type="float" office:value="0.0000664535" calcext:value-type="float">
            <text:p>6.65E-05</text:p>
          </table:table-cell>
          <table:table-cell table:formula="of:=[.B14]/[.B15]" office:value-type="float" office:value="5.0238136441271" calcext:value-type="float">
            <text:p>5.0238136441</text:p>
          </table:table-cell>
          <table:table-cell table:style-name="ce3" office:value-type="float" office:value="0.0000077501" calcext:value-type="float">
            <text:p>7.75E-06</text:p>
          </table:table-cell>
          <table:table-cell table:formula="of:=[.D14]/[.D15]" office:value-type="float" office:value="7.60839214977871" calcext:value-type="float">
            <text:p>7.6083921498</text:p>
          </table:table-cell>
          <table:table-cell/>
          <table:table-cell table:style-name="ce1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/>
          <table:table-cell office:value-type="string" calcext:value-type="string">
            <text:p>Old 2-Norm</text:p>
          </table:table-cell>
          <table:table-cell office:value-type="string" calcext:value-type="string">
            <text:p>New 2-Norm</text:p>
          </table:table-cell>
          <table:table-cell office:value-type="string" calcext:value-type="string">
            <text:p>Difference (old-new)/old</text:p>
          </table:table-cell>
          <table:table-cell office:value-type="string" calcext:value-type="string">
            <text:p>Old Max-Norm</text:p>
          </table:table-cell>
          <table:table-cell office:value-type="string" calcext:value-type="string">
            <text:p>New Max-Norm</text:p>
          </table:table-cell>
          <table:table-cell table:style-name="ce1" office:value-type="string" calcext:value-type="string">
            <text:p>Difference (old-new)/old</text:p>
          </table:table-cell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62009" calcext:value-type="float">
            <text:p>0.0462009</text:p>
          </table:table-cell>
          <table:table-cell office:value-type="float" office:value="0.045188" calcext:value-type="float">
            <text:p>0.045188</text:p>
          </table:table-cell>
          <table:table-cell table:style-name="ce4" table:formula="of:=([.B18]-[.C18])/[.B18]" office:value-type="percentage" office:value="0.0219238153369306" calcext:value-type="percentage">
            <text:p>2.19%</text:p>
          </table:table-cell>
          <table:table-cell office:value-type="float" office:value="0.0230887" calcext:value-type="float">
            <text:p>0.0230887</text:p>
          </table:table-cell>
          <table:table-cell office:value-type="float" office:value="0.0225923" calcext:value-type="float">
            <text:p>0.0225923</text:p>
          </table:table-cell>
          <table:table-cell table:style-name="ce4" table:formula="of:=([.E18]-[.F18])/[.E18]" office:value-type="percentage" office:value="0.0214996946558274" calcext:value-type="percentage">
            <text:p>2.15%</text:p>
          </table:table-cell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71719" calcext:value-type="float">
            <text:p>0.00971719</text:p>
          </table:table-cell>
          <table:table-cell office:value-type="float" office:value="0.00992162" calcext:value-type="float">
            <text:p>0.00992162</text:p>
          </table:table-cell>
          <table:table-cell table:style-name="ce4" table:formula="of:=([.B19]-[.C19])/[.B19]" office:value-type="percentage" office:value="-0.0210379749701303" calcext:value-type="percentage">
            <text:p>-2.10%</text:p>
          </table:table-cell>
          <table:table-cell office:value-type="float" office:value="0.00343178" calcext:value-type="float">
            <text:p>0.00343178</text:p>
          </table:table-cell>
          <table:table-cell office:value-type="float" office:value="0.00350669" calcext:value-type="float">
            <text:p>0.00350669</text:p>
          </table:table-cell>
          <table:table-cell table:style-name="ce4" table:formula="of:=([.E19]-[.F19])/[.E19]" office:value-type="percentage" office:value="-0.0218283223283544" calcext:value-type="percentage">
            <text:p>-2.18%</text:p>
          </table:table-cell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184979" calcext:value-type="float">
            <text:p>0.00184979</text:p>
          </table:table-cell>
          <table:table-cell office:value-type="float" office:value="0.00420089" calcext:value-type="float">
            <text:p>0.00420089</text:p>
          </table:table-cell>
          <table:table-cell table:style-name="ce4" table:formula="of:=([.B20]-[.C20])/[.B20]" office:value-type="percentage" office:value="-1.27100914157823" calcext:value-type="percentage">
            <text:p>-127.10%</text:p>
          </table:table-cell>
          <table:table-cell office:value-type="float" office:value="0.000462004" calcext:value-type="float">
            <text:p>0.000462004</text:p>
          </table:table-cell>
          <table:table-cell office:value-type="float" office:value="0.00104921" calcext:value-type="float">
            <text:p>0.00104921</text:p>
          </table:table-cell>
          <table:table-cell table:style-name="ce4" table:formula="of:=([.E20]-[.F20])/[.E20]" office:value-type="percentage" office:value="-1.27099765369997" calcext:value-type="percentage">
            <text:p>-127.10%</text:p>
          </table:table-cell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0333852" calcext:value-type="float">
            <text:p>0.000333852</text:p>
          </table:table-cell>
          <table:table-cell office:value-type="float" office:value="0.00523835" calcext:value-type="float">
            <text:p>0.00523835</text:p>
          </table:table-cell>
          <table:table-cell table:style-name="ce4" table:formula="of:=([.B21]-[.C21])/[.B21]" office:value-type="percentage" office:value="-14.6906353713622" calcext:value-type="percentage">
            <text:p>-1469.06%</text:p>
          </table:table-cell>
          <table:table-cell table:style-name="ce3" office:value-type="float" office:value="0.0000589662" calcext:value-type="float">
            <text:p>5.90E-05</text:p>
          </table:table-cell>
          <table:table-cell office:value-type="float" office:value="0.000924726" calcext:value-type="float">
            <text:p>0.000924726</text:p>
          </table:table-cell>
          <table:table-cell table:style-name="ce4" table:formula="of:=([.E21]-[.F21])/[.E21]" office:value-type="percentage" office:value="-14.6823061347009" calcext:value-type="percentage">
            <text:p>-1468.23%</text:p>
          </table:table-cell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>
            <text:p>Forward Problem</text:p>
          </table:table-cell>
          <table:table-cell office:value-type="string" calcext:value-type="string">
            <text:p>uError</text:p>
          </table:table-cell>
          <table:table-cell office:value-type="string" calcext:value-type="string">
            <text:p>pError</text:p>
          </table:table-cell>
          <table:table-cell office:value-type="string" calcext:value-type="string">
            <text:p>Reduction in uError</text:p>
          </table:table-cell>
          <table:table-cell office:value-type="string" calcext:value-type="string">
            <text:p>Reduction in pErr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00908613" calcext:value-type="float">
            <text:p>0.000908613</text:p>
          </table:table-cell>
          <table:table-cell office:value-type="float" office:value="0.00812001" calcext:value-type="float">
            <text:p>0.0081200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0128137" calcext:value-type="float">
            <text:p>0.000128137</text:p>
          </table:table-cell>
          <table:table-cell office:value-type="float" office:value="0.00257755" calcext:value-type="float">
            <text:p>0.00257755</text:p>
          </table:table-cell>
          <table:table-cell table:formula="of:=[.B26]/[.B27]" office:value-type="float" office:value="7.09094953058055" calcext:value-type="float">
            <text:p>7.0909495306</text:p>
          </table:table-cell>
          <table:table-cell table:formula="of:=[.C26]/[.C27]" office:value-type="float" office:value="3.15028224476732" calcext:value-type="float">
            <text:p>3.150282244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x=32</text:p>
          </table:table-cell>
          <table:table-cell table:style-name="ce3" office:value-type="float" office:value="0.0000170499" calcext:value-type="float">
            <text:p>1.70E-05</text:p>
          </table:table-cell>
          <table:table-cell office:value-type="float" office:value="0.00123087" calcext:value-type="float">
            <text:p>0.00123087</text:p>
          </table:table-cell>
          <table:table-cell table:formula="of:=[.B27]/[.B28]" office:value-type="float" office:value="7.51541064756978" calcext:value-type="float">
            <text:p>7.5154106476</text:p>
          </table:table-cell>
          <table:table-cell table:formula="of:=[.C27]/[.C28]" office:value-type="float" office:value="2.09408792155142" calcext:value-type="float">
            <text:p>2.094087921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x=64</text:p>
          </table:table-cell>
          <table:table-cell table:style-name="ce3" office:value-type="float" office:value="0.00000225952" calcext:value-type="float">
            <text:p>2.26E-06</text:p>
          </table:table-cell>
          <table:table-cell office:value-type="float" office:value="0.00600875" calcext:value-type="float">
            <text:p>0.00600875</text:p>
          </table:table-cell>
          <table:table-cell table:formula="of:=[.B28]/[.B29]" office:value-type="float" office:value="7.54580618892508" calcext:value-type="float">
            <text:p>7.5458061889</text:p>
          </table:table-cell>
          <table:table-cell table:formula="of:=[.C28]/[.C29]" office:value-type="float" office:value="0.204846265862284" calcext:value-type="float">
            <text:p>0.204846265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x=128</text:p>
          </table:table-cell>
          <table:table-cell table:style-name="ce3" office:value-type="float" office:value="0.00000068383" calcext:value-type="float">
            <text:p>6.84E-07</text:p>
          </table:table-cell>
          <table:table-cell office:value-type="float" office:value="0.0455199" calcext:value-type="float">
            <text:p>0.0455199</text:p>
          </table:table-cell>
          <table:table-cell table:formula="of:=[.B29]/[.B30]" office:value-type="float" office:value="3.30421303540354" calcext:value-type="float">
            <text:p>3.3042130354</text:p>
          </table:table-cell>
          <table:table-cell table:formula="of:=[.C29]/[.C30]" office:value-type="float" office:value="0.132002706508582" calcext:value-type="float">
            <text:p>0.1320027065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Old Way ROM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2-Norm in aggregate</text:p>
          </table:table-cell>
          <table:table-cell table:style-name="Default" office:value-type="string" calcext:value-type="string">
            <text:p>Max-norm in aggregate</text:p>
          </table:table-cell>
          <table:table-cell table:style-name="Default" office:value-type="string" calcext:value-type="string">
            <text:p>Reduction in 2-Norm</text:p>
          </table:table-cell>
          <table:table-cell table:style-name="Default" office:value-type="string" calcext:value-type="string">
            <text:p>Reduction in Max-norm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x=8</text:p>
          </table:table-cell>
          <table:table-cell office:value-type="float" office:value="0.0458876" calcext:value-type="float">
            <text:p>0.0458876</text:p>
          </table:table-cell>
          <table:table-cell office:value-type="float" office:value="0.0229315" calcext:value-type="float">
            <text:p>0.022931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Nx=16</text:p>
          </table:table-cell>
          <table:table-cell office:value-type="float" office:value="0.00971006" calcext:value-type="float">
            <text:p>0.00971006</text:p>
          </table:table-cell>
          <table:table-cell office:value-type="float" office:value="0.00342926" calcext:value-type="float">
            <text:p>0.00342926</text:p>
          </table:table-cell>
          <table:table-cell table:style-name="Default" office:value-type="float" office:value="4.72577924338264" calcext:value-type="float">
            <text:p>4.7257792434</text:p>
          </table:table-cell>
          <table:table-cell table:style-name="Default" office:value-type="float" office:value="6.68701119191896" calcext:value-type="float">
            <text:p>6.6870111919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x=32</text:p>
          </table:table-cell>
          <table:table-cell office:value-type="float" office:value="0.00184967" calcext:value-type="float">
            <text:p>0.00184967</text:p>
          </table:table-cell>
          <table:table-cell office:value-type="float" office:value="0.00046197" calcext:value-type="float">
            <text:p>0.00046197</text:p>
          </table:table-cell>
          <table:table-cell table:style-name="Default" office:value-type="float" office:value="5.24961749933772" calcext:value-type="float">
            <text:p>5.2496174993</text:p>
          </table:table-cell>
          <table:table-cell table:style-name="Default" office:value-type="float" office:value="7.42312271359612" calcext:value-type="float">
            <text:p>7.4231227136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x=64</text:p>
          </table:table-cell>
          <table:table-cell office:value-type="float" office:value="0.00033385" calcext:value-type="float">
            <text:p>0.00033385</text:p>
          </table:table-cell>
          <table:table-cell table:style-name="ce3" office:value-type="float" office:value="0.0000589658" calcext:value-type="float">
            <text:p>5.90E-05</text:p>
          </table:table-cell>
          <table:table-cell table:style-name="Default" office:value-type="float" office:value="5.54042234536469" calcext:value-type="float">
            <text:p>5.5404223454</text:p>
          </table:table-cell>
          <table:table-cell table:style-name="Default" office:value-type="float" office:value="7.83454137822263" calcext:value-type="float">
            <text:p>7.8345413782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x=128</text:p>
          </table:table-cell>
          <table:table-cell table:style-name="ce3" office:value-type="float" office:value="0.0000664535" calcext:value-type="float">
            <text:p>6.65E-05</text:p>
          </table:table-cell>
          <table:table-cell table:style-name="ce3" office:value-type="float" office:value="0.0000077501" calcext:value-type="float">
            <text:p>7.75E-06</text:p>
          </table:table-cell>
          <table:table-cell table:style-name="Default" office:value-type="float" office:value="5.0238136441271" calcext:value-type="float">
            <text:p>5.0238136441</text:p>
          </table:table-cell>
          <table:table-cell table:style-name="Default" office:value-type="float" office:value="7.60839214977871" calcext:value-type="float">
            <text:p>7.6083921498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28:41.966976127</meta:creation-date>
    <dc:date>2017-06-08T21:18:02.828338963</dc:date>
    <meta:editing-duration>P3DT22H42M13S</meta:editing-duration>
    <meta:editing-cycles>3</meta:editing-cycles>
    <meta:generator>LibreOffice/5.1.6.2$Linux_X86_64 LibreOffice_project/10m0$Build-2</meta:generator>
    <meta:document-statistic meta:table-count="1" meta:cell-count="141" meta:object-count="0"/>
  </office:meta>
</office:document-meta>
</file>